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1.081cm"/>
    </style:style>
    <style:style style:name="ro1" style:family="table-row">
      <style:table-row-properties style:row-height="0.42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4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7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15"/>
    <style:style style:name="ce9" style:family="table-cell" style:parent-style-name="Default" style:data-style-name="N115">
      <style:table-cell-properties fo:border-bottom="0.002cm solid #000000" style:diagonal-bl-tr="none" style:diagonal-tl-br="none" fo:border-left="none" fo:border-right="none" style:rotation-align="none" fo:border-top="0.002cm solid #000000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15">
      <style:table-cell-properties style:diagonal-bl-tr="none" style:diagonal-tl-br="none" fo:background-color="transparent" fo:border="0.002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5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4" style:family="table-cell" style:parent-style-name="Default" style:data-style-name="N115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/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office:value-type="string">
            <text:p>25.2dC ambi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Port 6.2</text:p>
          </table:table-cell>
          <table:table-cell table:style-name="ce4"/>
          <table:table-cell table:style-name="ce6" table:number-columns-repeated="3"/>
          <table:table-cell table:style-name="ce11"/>
          <table:table-cell/>
        </table:table-row>
        <table:table-row table:style-name="ro1">
          <table:table-cell table:style-name="ce2"/>
          <table:table-cell table:style-name="ce5" office:value-type="string">
            <text:p>vin</text:p>
          </table:table-cell>
          <table:table-cell table:style-name="ce5" office:value-type="string">
            <text:p>vsense</text:p>
          </table:table-cell>
          <table:table-cell table:style-name="ce5" office:value-type="string">
            <text:p>adc</text:p>
          </table:table-cell>
          <table:table-cell table:style-name="ce5" office:value-type="string">
            <text:p>vref</text:p>
          </table:table-cell>
          <table:table-cell table:style-name="ce12" office:value-type="string">
            <text:p>(vin/vsense)*100/1023</text:p>
          </table:table-cell>
          <table:table-cell/>
        </table:table-row>
        <table:table-row table:style-name="ro1">
          <table:table-cell/>
          <table:table-cell office:value-type="float" office:value="3.6306">
            <text:p>3.6306</text:p>
          </table:table-cell>
          <table:table-cell office:value-type="float" office:value="0.384">
            <text:p>0.384</text:p>
          </table:table-cell>
          <table:table-cell office:value-type="float" office:value="203">
            <text:p>203</text:p>
          </table:table-cell>
          <table:table-cell table:formula="of:=[.C6]*1023/[.D6]" office:value-type="float" office:value="1.93513300492611">
            <text:p>1.9351</text:p>
          </table:table-cell>
          <table:table-cell table:formula="of:=(100/1023)*([.B6]/[.C6])" office:value-type="float" office:value="0.924211876832844">
            <text:p>0.9242</text:p>
          </table:table-cell>
          <table:table-cell table:style-name="ce15" table:formula="of:=[.D6]*[.F15]*[.F16]/100" office:value-type="float" office:value="3.639181">
            <text:p>3.64</text:p>
          </table:table-cell>
        </table:table-row>
        <table:table-row table:style-name="ro1">
          <table:table-cell/>
          <table:table-cell office:value-type="float" office:value="4.1064">
            <text:p>4.1064</text:p>
          </table:table-cell>
          <table:table-cell office:value-type="float" office:value="0.434">
            <text:p>0.434</text:p>
          </table:table-cell>
          <table:table-cell office:value-type="float" office:value="230">
            <text:p>230</text:p>
          </table:table-cell>
          <table:table-cell table:formula="of:=[.C7]*1023/[.D7]" office:value-type="float" office:value="1.93035652173913">
            <text:p>1.9304</text:p>
          </table:table-cell>
          <table:table-cell table:formula="of:=(100/1023)*([.B7]/[.C7])" office:value-type="float" office:value="0.924902360906523">
            <text:p>0.9249</text:p>
          </table:table-cell>
          <table:table-cell table:style-name="ce15" table:formula="of:=[.D7]*[.F15]*[.F16]/100" office:value-type="float" office:value="4.12321">
            <text:p>4.12</text:p>
          </table:table-cell>
        </table:table-row>
        <table:table-row table:style-name="ro1">
          <table:table-cell/>
          <table:table-cell office:value-type="float" office:value="4.396">
            <text:p>4.396</text:p>
          </table:table-cell>
          <table:table-cell office:value-type="float" office:value="0.4649">
            <text:p>0.4649</text:p>
          </table:table-cell>
          <table:table-cell office:value-type="float" office:value="246">
            <text:p>246</text:p>
          </table:table-cell>
          <table:table-cell table:formula="of:=[.C8]*1023/[.D8]" office:value-type="float" office:value="1.93330365853659">
            <text:p>1.9333</text:p>
          </table:table-cell>
          <table:table-cell table:formula="of:=(100/1023)*([.B8]/[.C8])" office:value-type="float" office:value="0.924320327036138">
            <text:p>0.9243</text:p>
          </table:table-cell>
          <table:table-cell table:style-name="ce15" table:formula="of:=[.D8]*[.F15]*[.F16]/100" office:value-type="float" office:value="4.410042">
            <text:p>4.41</text:p>
          </table:table-cell>
        </table:table-row>
        <table:table-row table:style-name="ro1">
          <table:table-cell/>
          <table:table-cell office:value-type="float" office:value="4.6472">
            <text:p>4.6472</text:p>
          </table:table-cell>
          <table:table-cell office:value-type="float" office:value="0.4915">
            <text:p>0.4915</text:p>
          </table:table-cell>
          <table:table-cell office:value-type="float" office:value="260">
            <text:p>260</text:p>
          </table:table-cell>
          <table:table-cell table:formula="of:=[.C9]*1023/[.D9]" office:value-type="float" office:value="1.93386346153846">
            <text:p>1.9339</text:p>
          </table:table-cell>
          <table:table-cell table:formula="of:=(100/1023)*([.B9]/[.C9])" office:value-type="float" office:value="0.924255848943277">
            <text:p>0.9243</text:p>
          </table:table-cell>
          <table:table-cell table:style-name="ce15" table:formula="of:=[.D9]*[.F15]*[.F16]/100" office:value-type="float" office:value="4.66102">
            <text:p>4.66</text:p>
          </table:table-cell>
        </table:table-row>
        <table:table-row table:style-name="ro1">
          <table:table-cell/>
          <table:table-cell office:value-type="float" office:value="4.9171">
            <text:p>4.9171</text:p>
          </table:table-cell>
          <table:table-cell office:value-type="float" office:value="0.5198">
            <text:p>0.5198</text:p>
          </table:table-cell>
          <table:table-cell office:value-type="float" office:value="275">
            <text:p>275</text:p>
          </table:table-cell>
          <table:table-cell table:formula="of:=[.C10]*1023/[.D10]" office:value-type="float" office:value="1.933656">
            <text:p>1.9337</text:p>
          </table:table-cell>
          <table:table-cell table:formula="of:=(100/1023)*([.B10]/[.C10])" office:value-type="float" office:value="0.924692067066926">
            <text:p>0.9247</text:p>
          </table:table-cell>
          <table:table-cell table:style-name="ce15" table:formula="of:=[.D10]*[.F15]*[.F16]/100" office:value-type="float" office:value="4.929925">
            <text:p>4.93</text:p>
          </table:table-cell>
        </table:table-row>
        <table:table-row table:style-name="ro1">
          <table:table-cell/>
          <table:table-cell office:value-type="float" office:value="5.168">
            <text:p>5.168</text:p>
          </table:table-cell>
          <table:table-cell office:value-type="float" office:value="0.5462">
            <text:p>0.5462</text:p>
          </table:table-cell>
          <table:table-cell office:value-type="float" office:value="289">
            <text:p>289</text:p>
          </table:table-cell>
          <table:table-cell table:formula="of:=[.C11]*1023/[.D11]" office:value-type="float" office:value="1.93343460207612">
            <text:p>1.9334</text:p>
          </table:table-cell>
          <table:table-cell table:formula="of:=(100/1023)*([.B11]/[.C11])" office:value-type="float" office:value="0.924900843399326">
            <text:p>0.9249</text:p>
          </table:table-cell>
          <table:table-cell table:style-name="ce15" table:formula="of:=[.D11]*[.F15]*[.F16]/100" office:value-type="float" office:value="5.180903">
            <text:p>5.18</text:p>
          </table:table-cell>
        </table:table-row>
        <table:table-row table:style-name="ro1">
          <table:table-cell/>
          <table:table-cell office:value-type="float" office:value="5.3321">
            <text:p>5.3321</text:p>
          </table:table-cell>
          <table:table-cell office:value-type="float" office:value="0.5638">
            <text:p>0.5638</text:p>
          </table:table-cell>
          <table:table-cell office:value-type="float" office:value="298">
            <text:p>298</text:p>
          </table:table-cell>
          <table:table-cell table:formula="of:=[.C12]*1023/[.D12]" office:value-type="float" office:value="1.9354610738255">
            <text:p>1.9355</text:p>
          </table:table-cell>
          <table:table-cell table:formula="of:=(100/1023)*([.B12]/[.C12])" office:value-type="float" office:value="0.92448012838451">
            <text:p>0.9245</text:p>
          </table:table-cell>
          <table:table-cell table:style-name="ce15" table:formula="of:=[.D12]*[.F15]*[.F16]/100" office:value-type="float" office:value="5.342246">
            <text:p>5.34</text:p>
          </table:table-cell>
        </table:table-row>
        <table:table-row table:style-name="ro1">
          <table:table-cell table:style-name="ce1" office:value-type="string">
            <text:p>mean values</text:p>
          </table:table-cell>
          <table:table-cell table:style-name="ce6" table:number-columns-repeated="3"/>
          <table:table-cell table:style-name="ce9" table:formula="of:=SUM([.E6:.E12])/7" office:value-type="float" office:value="1.93360118894884">
            <text:p>1.9336</text:p>
          </table:table-cell>
          <table:table-cell table:style-name="ce14" table:formula="of:=SUM([.F6:.F12])/7" office:value-type="float" office:value="0.924537636081363">
            <text:p>0.9245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2"/>
          <table:table-cell table:style-name="ce7" office:value-type="string">
            <text:p>VREF_2_0_6_2</text:p>
          </table:table-cell>
          <table:table-cell table:style-name="ce10" table:formula="of:=[.E13]" office:value-type="float" office:value="1.93360118894884">
            <text:p>1.9336</text:p>
          </table:table-cell>
          <table:table-cell table:style-name="Default" office:value-type="float" office:value="1.97">
            <text:p>1.9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ce7" office:value-type="string">
            <text:p>DIV_RAW</text:p>
          </table:table-cell>
          <table:table-cell table:style-name="ce10" table:formula="of:=[.F13]" office:value-type="float" office:value="0.924537636081363">
            <text:p>0.9245</text:p>
          </table:table-cell>
          <table:table-cell table:style-name="Default" office:value-type="float" office:value="0.91">
            <text:p>0.9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Port 6.3</text:p>
          </table:table-cell>
          <table:table-cell table:style-name="ce4"/>
          <table:table-cell table:style-name="ce6" table:number-columns-repeated="3"/>
          <table:table-cell table:style-name="ce11"/>
          <table:table-cell/>
        </table:table-row>
        <table:table-row table:style-name="ro1">
          <table:table-cell table:style-name="ce2"/>
          <table:table-cell table:style-name="ce5" office:value-type="string">
            <text:p>vin</text:p>
          </table:table-cell>
          <table:table-cell table:style-name="ce5" office:value-type="string">
            <text:p>vsense</text:p>
          </table:table-cell>
          <table:table-cell table:style-name="ce5" office:value-type="string">
            <text:p>adc</text:p>
          </table:table-cell>
          <table:table-cell table:style-name="ce5" office:value-type="string">
            <text:p>vref</text:p>
          </table:table-cell>
          <table:table-cell table:style-name="ce12" office:value-type="string">
            <text:p>(vin/vsense)*100/1023</text:p>
          </table:table-cell>
          <table:table-cell/>
        </table:table-row>
        <table:table-row table:style-name="ro1">
          <table:table-cell/>
          <table:table-cell office:value-type="float" office:value="4.1493">
            <text:p>4.1493</text:p>
          </table:table-cell>
          <table:table-cell office:value-type="float" office:value="1.5139">
            <text:p>1.5139</text:p>
          </table:table-cell>
          <table:table-cell office:value-type="float" office:value="841">
            <text:p>841</text:p>
          </table:table-cell>
          <table:table-cell table:formula="of:=[.C21]*1023/[.D21]" office:value-type="float" office:value="1.84152164090369">
            <text:p>1.8415</text:p>
          </table:table-cell>
          <table:table-cell table:formula="of:=(100/1023)*([.B21]/[.C21])" office:value-type="float" office:value="0.267918074523104">
            <text:p>0.2679</text:p>
          </table:table-cell>
          <table:table-cell table:style-name="ce15" table:formula="of:=[.D21]*[.F30]*[.F31]/100" office:value-type="float" office:value="4.141925">
            <text:p>4.14</text:p>
          </table:table-cell>
        </table:table-row>
        <table:table-row table:style-name="ro1">
          <table:table-cell/>
          <table:table-cell office:value-type="float" office:value="4.0109">
            <text:p>4.0109</text:p>
          </table:table-cell>
          <table:table-cell office:value-type="float" office:value="1.4626">
            <text:p>1.4626</text:p>
          </table:table-cell>
          <table:table-cell office:value-type="float" office:value="813">
            <text:p>813</text:p>
          </table:table-cell>
          <table:table-cell table:formula="of:=[.C22]*1023/[.D22]" office:value-type="float" office:value="1.84039335793358">
            <text:p>1.8404</text:p>
          </table:table-cell>
          <table:table-cell table:formula="of:=(100/1023)*([.B22]/[.C22])" office:value-type="float" office:value="0.268065319476196">
            <text:p>0.2681</text:p>
          </table:table-cell>
          <table:table-cell table:style-name="ce15" table:formula="of:=[.D22]*[.F30]*[.F31]/100" office:value-type="float" office:value="4.004025">
            <text:p>4.00</text:p>
          </table:table-cell>
        </table:table-row>
        <table:table-row table:style-name="ro1">
          <table:table-cell/>
          <table:table-cell office:value-type="float" office:value="3.8177">
            <text:p>3.8177</text:p>
          </table:table-cell>
          <table:table-cell office:value-type="float" office:value="1.3922">
            <text:p>1.3922</text:p>
          </table:table-cell>
          <table:table-cell office:value-type="float" office:value="774">
            <text:p>774</text:p>
          </table:table-cell>
          <table:table-cell table:formula="of:=[.C23]*1023/[.D23]" office:value-type="float" office:value="1.84007829457364">
            <text:p>1.8401</text:p>
          </table:table-cell>
          <table:table-cell table:formula="of:=(100/1023)*([.B23]/[.C23])" office:value-type="float" office:value="0.268055384116758">
            <text:p>0.2681</text:p>
          </table:table-cell>
          <table:table-cell table:style-name="ce15" table:formula="of:=[.D23]*[.F30]*[.F31]/100" office:value-type="float" office:value="3.81195">
            <text:p>3.81</text:p>
          </table:table-cell>
        </table:table-row>
        <table:table-row table:style-name="ro1">
          <table:table-cell/>
          <table:table-cell office:value-type="float" office:value="3.6145">
            <text:p>3.6145</text:p>
          </table:table-cell>
          <table:table-cell office:value-type="float" office:value="1.3182">
            <text:p>1.3182</text:p>
          </table:table-cell>
          <table:table-cell office:value-type="float" office:value="733">
            <text:p>733</text:p>
          </table:table-cell>
          <table:table-cell table:formula="of:=[.C24]*1023/[.D24]" office:value-type="float" office:value="1.83972523874488">
            <text:p>1.8397</text:p>
          </table:table-cell>
          <table:table-cell table:formula="of:=(100/1023)*([.B24]/[.C24])" office:value-type="float" office:value="0.268034864331868">
            <text:p>0.2680</text:p>
          </table:table-cell>
          <table:table-cell table:style-name="ce15" table:formula="of:=[.D24]*[.F30]*[.F31]/100" office:value-type="float" office:value="3.610025">
            <text:p>3.61</text:p>
          </table:table-cell>
        </table:table-row>
        <table:table-row table:style-name="ro1">
          <table:table-cell/>
          <table:table-cell office:value-type="float" office:value="3.3672">
            <text:p>3.3672</text:p>
          </table:table-cell>
          <table:table-cell office:value-type="float" office:value="1.2289">
            <text:p>1.2289</text:p>
          </table:table-cell>
          <table:table-cell office:value-type="float" office:value="683">
            <text:p>683</text:p>
          </table:table-cell>
          <table:table-cell table:formula="of:=[.C25]*1023/[.D25]" office:value-type="float" office:value="1.84065109809663">
            <text:p>1.8407</text:p>
          </table:table-cell>
          <table:table-cell table:formula="of:=(100/1023)*([.B25]/[.C25])" office:value-type="float" office:value="0.26784080081154">
            <text:p>0.2678</text:p>
          </table:table-cell>
          <table:table-cell table:style-name="ce15" table:formula="of:=[.D25]*[.F30]*[.F31]/100" office:value-type="float" office:value="3.363775">
            <text:p>3.36</text:p>
          </table:table-cell>
        </table:table-row>
        <table:table-row table:style-name="ro1">
          <table:table-cell/>
          <table:table-cell office:value-type="float" office:value="3.152">
            <text:p>3.152</text:p>
          </table:table-cell>
          <table:table-cell office:value-type="float" office:value="1.15">
            <text:p>1.15</text:p>
          </table:table-cell>
          <table:table-cell office:value-type="float" office:value="639">
            <text:p>639</text:p>
          </table:table-cell>
          <table:table-cell table:formula="of:=[.C26]*1023/[.D26]" office:value-type="float" office:value="1.84107981220657">
            <text:p>1.8411</text:p>
          </table:table-cell>
          <table:table-cell table:formula="of:=(100/1023)*([.B26]/[.C26])" office:value-type="float" office:value="0.267924688682052">
            <text:p>0.2679</text:p>
          </table:table-cell>
          <table:table-cell table:style-name="ce15" table:formula="of:=[.D26]*[.F30]*[.F31]/100" office:value-type="float" office:value="3.147075">
            <text:p>3.15</text:p>
          </table:table-cell>
        </table:table-row>
        <table:table-row table:style-name="ro1">
          <table:table-cell/>
          <table:table-cell office:value-type="float" office:value="2.9522">
            <text:p>2.9522</text:p>
          </table:table-cell>
          <table:table-cell office:value-type="float" office:value="1.0783">
            <text:p>1.0783</text:p>
          </table:table-cell>
          <table:table-cell office:value-type="float" office:value="599">
            <text:p>599</text:p>
          </table:table-cell>
          <table:table-cell table:formula="of:=[.C27]*1023/[.D27]" office:value-type="float" office:value="1.84157078464107">
            <text:p>1.8416</text:p>
          </table:table-cell>
          <table:table-cell table:formula="of:=(100/1023)*([.B27]/[.C27])" office:value-type="float" office:value="0.267627376607163">
            <text:p>0.2676</text:p>
          </table:table-cell>
          <table:table-cell table:style-name="ce15" table:formula="of:=[.D27]*[.F30]*[.F31]/100" office:value-type="float" office:value="2.950075">
            <text:p>2.95</text:p>
          </table:table-cell>
        </table:table-row>
        <table:table-row table:style-name="ro1">
          <table:table-cell table:style-name="ce1" office:value-type="string">
            <text:p>mean values</text:p>
          </table:table-cell>
          <table:table-cell table:style-name="ce6" table:number-columns-repeated="3"/>
          <table:table-cell table:style-name="ce9" table:formula="of:=SUM([.E21:.E27])/7" office:value-type="float" office:value="1.84071717530001">
            <text:p>1.8407</text:p>
          </table:table-cell>
          <table:table-cell table:style-name="ce14" table:formula="of:=SUM([.F21:.F27])/7" office:value-type="float" office:value="0.267923786935526">
            <text:p>0.2679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2"/>
          <table:table-cell table:style-name="ce7" office:value-type="string">
            <text:p>VREF_2_0_6_3</text:p>
          </table:table-cell>
          <table:table-cell table:style-name="ce10" table:formula="of:=[.E28]" office:value-type="float" office:value="1.84071717530001">
            <text:p>1.8407</text:p>
          </table:table-cell>
          <table:table-cell table:style-name="Default" office:value-type="float" office:value="1.97">
            <text:p>1.9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ce7" office:value-type="string">
            <text:p>DIV_BAT</text:p>
          </table:table-cell>
          <table:table-cell table:style-name="ce10" table:formula="of:=[.F28]" office:value-type="float" office:value="0.267923786935526">
            <text:p>0.2679</text:p>
          </table:table-cell>
          <table:table-cell table:style-name="Default" office:value-type="float" office:value="0.25">
            <text:p>0.25</text:p>
          </table:table-cell>
          <table:table-cell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8:Sheet1.D1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4" number:min-integer-digits="1"/>
    </number:number-style>
    <number:number-style style:name="N116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8/09/2014</text:date>, <text:time>12:2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22:08:53</meta:creation-date>
    <dc:date>2014-09-08T12:24:35</dc:date>
    <meta:editing-cycles>17</meta:editing-cycles>
    <meta:editing-duration>PT13H1M57S</meta:editing-duration>
    <meta:generator>OpenOffice/4.0.1$Linux OpenOffice.org_project/401m5$Build-9714</meta:generator>
    <meta:document-statistic meta:table-count="3" meta:cell-count="115" meta:object-count="0"/>
  </office:meta>
</office:document-meta>
</file>